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style:font-name="OpenSymbol" style:font-name-asian="OpenSymbol" style:font-name-complex="OpenSymbol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style:font-name="OpenSymbol" style:font-name-asian="OpenSymbol" style:font-name-complex="OpenSymbo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OpenSymbol" style:font-name-asian="OpenSymbol" style:font-name-complex="OpenSymbo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OpenSymbol" style:font-name-asian="OpenSymbol" style:font-name-complex="OpenSymbol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60"/>
      <table:table table:name="Fix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5" table:default-cell-style-name="Default"/>
        <table:table-row table:style-name="ro1">
          <table:table-cell table:style-name="ce6" office:value-type="string" calcext:value-type="string">
            <text:p>Rough Opening</text:p>
          </table:table-cell>
          <table:table-cell table:number-columns-repeated="3"/>
          <table:table-cell office:value-type="string" calcext:value-type="string">
            <text:p>The most common widths for <text:span text:style-name="T2">Picture Windows</text:span> are 2 ft, 3 ft, 4 ft, 6 ft, and 8 ft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3"/>Width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Standard picture window heights can range from 1 ft to as tall as 8ft. 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3"/>Height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Width:  24″ min to 96″ ma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igin (@ top centre of R/O)</text:p>
          </table:table-cell>
          <table:table-cell table:number-columns-repeated="4"/>
          <table:table-cell office:value-type="string" calcext:value-type="string">
            <text:p>Height: 12″ min to 96″ ma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3"/>X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3"/>Y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eight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" office:value-type="string" calcext:value-type="string">
            <text:p>Width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4" table:style-name="ce11" office:value-type="string" calcext:value-type="string">
            <text:p>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14" table:style-name="ce11" office:value-type="string" calcext:value-type="string">
            <text:p>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number-columns-repeated="14" table:style-name="ce11" office:value-type="string" calcext:value-type="string">
            <text:p></text:p>
          </table:table-cell>
        </table:table-row>
        <table:table-row table:style-name="ro1">
          <table:table-cell office:value-type="string" calcext:value-type="string">
            <text:p>2” Frame Outside</text:p>
          </table:table-cell>
          <table:table-cell office:value-type="string" calcext:value-type="string">
            <text:p>li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4" table:style-name="ce11" office:value-type="string" calcext:value-type="string">
            <text:p></text:p>
          </table:table-cell>
        </table:table-row>
        <table:table-row table:style-name="ro1">
          <table:table-cell office:value-type="string" calcext:value-type="string">
            <text:p><text:s text:c="3"/>R/O ...</text:p>
          </table:table-cell>
          <table:table-cell table:formula="of:=[.B5]-(([.B2]/2)+1)&amp;&quot;,&quot;&amp;[.B6]+1" office:value-type="string" office:string-value="-34,1" calcext:value-type="string">
            <text:p>-34,1</text:p>
          </table:table-cell>
          <table:table-cell office:value-type="string" calcext:value-type="string">
            <text:p>UL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4" table:style-name="ce11" office:value-type="string" calcext:value-type="string">
            <text:p></text:p>
          </table:table-cell>
        </table:table-row>
        <table:table-row table:style-name="ro1">
          <table:table-cell office:value-type="string" calcext:value-type="string">
            <text:p><text:s text:c="6"/>+ 1 (O/S frame)</text:p>
          </table:table-cell>
          <table:table-cell table:formula="of:=[.B5]-(([.B2]/2)+1)&amp;&quot;,&quot;&amp;[.B6]-[.B3]-(+1)" office:value-type="string" office:string-value="-34,-19" calcext:value-type="string">
            <text:p>-34,-19</text:p>
          </table:table-cell>
          <table:table-cell office:value-type="string" calcext:value-type="string">
            <text:p>LL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4" table:style-name="ce11" office:value-type="string" calcext:value-type="string">
            <text:p></text:p>
          </table:table-cell>
        </table:table-row>
        <table:table-row table:style-name="ro1">
          <table:table-cell table:style-name="ce6" office:value-type="string" calcext:value-type="string">
            <text:p>      <text:span text:style-name="T1">∴</text:span> + 1 all sides</text:p>
          </table:table-cell>
          <table:table-cell table:formula="of:=[.B5]+(([.B2]/2)+1)&amp;&quot;,&quot;&amp;[.B6]-[.B3]-(+1)" office:value-type="string" office:string-value="34,-19" calcext:value-type="string">
            <text:p>34,-19</text:p>
          </table:table-cell>
          <table:table-cell office:value-type="string" calcext:value-type="string">
            <text:p>LR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4" table:style-name="ce11" office:value-type="string" calcext:value-type="string">
            <text:p></text:p>
          </table:table-cell>
        </table:table-row>
        <table:table-row table:style-name="ro1">
          <table:table-cell/>
          <table:table-cell table:formula="of:=[.B5]+(([.B2]/2)+1)&amp;&quot;,&quot;&amp;[.B6]+1" office:value-type="string" office:string-value="34,1" calcext:value-type="string">
            <text:p>34,1</text:p>
          </table:table-cell>
          <table:table-cell office:value-type="string" calcext:value-type="string">
            <text:p>UR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4" table:style-name="ce8" office:value-type="string" calcext:value-type="string">
            <text:p>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4" table:style-name="ce8" office:value-type="string" calcext:value-type="string">
            <text:p>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14" table:style-name="ce8" office:value-type="string" calcext:value-type="string">
            <text:p></text:p>
          </table:table-cell>
        </table:table-row>
        <table:table-row table:style-name="ro1">
          <table:table-cell/>
          <table:table-cell office:value-type="string" calcext:value-type="string">
            <text:p>za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14" table:style-name="ce8" office:value-type="string" calcext:value-type="string">
            <text:p></text:p>
          </table:table-cell>
        </table:table-row>
        <table:table-row table:style-name="ro1">
          <table:table-cell office:value-type="string" calcext:value-type="string">
            <text:p>2” Frame Inside</text:p>
          </table:table-cell>
          <table:table-cell office:value-type="string" calcext:value-type="string">
            <text:p>li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4" table:style-name="ce8" office:value-type="string" calcext:value-type="string">
            <text:p></text:p>
          </table:table-cell>
        </table:table-row>
        <table:table-row table:style-name="ro1">
          <table:table-cell office:value-type="string" calcext:value-type="string">
            <text:p><text:s text:c="3"/>R/O ...</text:p>
          </table:table-cell>
          <table:table-cell table:formula="of:=[.B5]-(([.B2]/2)-1)&amp;&quot;,&quot;&amp;[.B6]-1" office:value-type="string" office:string-value="-32,-1" calcext:value-type="string">
            <text:p>-32,-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14" table:style-name="ce8" office:value-type="string" calcext:value-type="string">
            <text:p></text:p>
          </table:table-cell>
        </table:table-row>
        <table:table-row table:style-name="ro1">
          <table:table-cell office:value-type="string" calcext:value-type="string">
            <text:p><text:s text:c="6"/>+ 1 (O/S frame)</text:p>
          </table:table-cell>
          <table:table-cell table:formula="of:=[.B5]-(([.B2]/2)-1)&amp;&quot;,&quot;&amp;[.B6]-[.B3]-(-1)" office:value-type="string" office:string-value="-32,-17" calcext:value-type="string">
            <text:p>-32,-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6"/>- 2 (I/S frame)</text:p>
          </table:table-cell>
          <table:table-cell table:formula="of:=[.B5]+(([.B2]/2)-1)&amp;&quot;,&quot;&amp;[.B6]-[.B3]-(-1)" office:value-type="string" office:string-value="32,-17" calcext:value-type="string">
            <text:p>32,-17</text:p>
          </table:table-cell>
          <table:table-cell table:number-columns-repeated="17"/>
        </table:table-row>
        <table:table-row table:style-name="ro1">
          <table:table-cell table:style-name="ce6" office:value-type="string" calcext:value-type="string">
            <text:p>      <text:span text:style-name="T1">∴</text:span> - 1 all sides</text:p>
          </table:table-cell>
          <table:table-cell table:formula="of:=[.B5]+(([.B2]/2)-1)&amp;&quot;,&quot;&amp;[.B6]-1" office:value-type="string" office:string-value="32,-1" calcext:value-type="string">
            <text:p>32,-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/4” Stop Inside</text:p>
          </table:table-cell>
          <table:table-cell office:value-type="string" calcext:value-type="string">
            <text:p>l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3"/>R/O ...</text:p>
          </table:table-cell>
          <table:table-cell table:formula="of:=[.B5]-(([.B2]/2)-1.75)&amp;&quot;,&quot;&amp;[.B6]-1.75" office:value-type="string" office:string-value="-31.25,-1.75" calcext:value-type="string">
            <text:p>-31.25,-1.7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6"/>+ 1 (O/S frame)</text:p>
          </table:table-cell>
          <table:table-cell table:formula="of:=[.B5]-(([.B2]/2)-1.75)&amp;&quot;,&quot;&amp;[.B6]-[.B3]-(-1.75)" office:value-type="string" office:string-value="-31.25,-16.25" calcext:value-type="string">
            <text:p>-31.25,-16.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6"/>- 2 (I/S frame)</text:p>
          </table:table-cell>
          <table:table-cell table:formula="of:=[.B5]+(([.B2]/2)-1.75)&amp;&quot;,&quot;&amp;[.B6]-[.B3]-(-1.75)" office:value-type="string" office:string-value="31.25,-16.25" calcext:value-type="string">
            <text:p>31.25,-16.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6"/>- 3/4 (I/S stop)</text:p>
          </table:table-cell>
          <table:table-cell table:formula="of:=[.B5]+(([.B2]/2)-1.75)&amp;&quot;,&quot;&amp;[.B6]-1.75" office:value-type="string" office:string-value="31.25,-1.75" calcext:value-type="string">
            <text:p>31.25,-1.75</text:p>
          </table:table-cell>
          <table:table-cell table:number-columns-repeated="17"/>
        </table:table-row>
        <table:table-row table:style-name="ro1">
          <table:table-cell table:style-name="ce6" office:value-type="string" calcext:value-type="string">
            <text:p>      <text:span text:style-name="T1">∴</text:span> - 1.75 all sides</text:p>
          </table:table-cell>
          <table:table-cell office:value-type="string" calcext:value-type="string">
            <text:p>c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Filename:</text:p>
          </table:table-cell>
          <table:table-cell table:formula="of:=&quot;Fixed-&quot;&amp;[.B2]&amp;&quot;x&quot;&amp;[.B3]" office:value-type="string" office:string-value="Fixed-66x18" calcext:value-type="string">
            <text:p>Fixed-66x18</text:p>
          </table:table-cell>
          <table:table-cell table:number-columns-repeated="17"/>
        </table:table-row>
      </table:table>
      <table:table table:name="Case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5" table:default-cell-style-name="Default"/>
        <table:table-row table:style-name="ro1">
          <table:table-cell table:style-name="ce6" office:value-type="string" calcext:value-type="string">
            <text:p>Rough Opening</text:p>
          </table:table-cell>
          <table:table-cell table:number-columns-repeated="3"/>
          <table:table-cell office:value-type="string" calcext:value-type="string">
            <text:p><text:span text:style-name="T2">Casement Window</text:span> sizes range 1 ft 2 inches to a 2 ft 11.5 inch width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3"/>Width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asement windows height range from 2ft 5.5 inches to a maximum of 6 ft 5.5 inches tall. 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3"/>Height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Width: 1’ 2” min. to 2’11.5” max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igin (@ top centre of R/O)</text:p>
          </table:table-cell>
          <table:table-cell table:number-columns-repeated="4"/>
          <table:table-cell office:value-type="string" calcext:value-type="string">
            <text:p>Height: 2’5.5” min. to 6’5.5” max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3"/>X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3"/>Y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9" office:value-type="string" calcext:value-type="string" table:number-columns-spanned="14" table:number-rows-spanned="1">
            <text:p>Height</text:p>
          </table:table-cell>
          <table:covered-table-cell table:number-columns-repeated="13"/>
        </table:table-row>
        <table:table-row table:style-name="ro1">
          <table:table-cell table:number-columns-repeated="4"/>
          <table:table-cell table:style-name="ce5" office:value-type="string" calcext:value-type="string">
            <text:p>Width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✗</text:p>
          </table:table-cell>
          <table:table-cell table:number-columns-repeated="8" table:style-name="ce10" office:value-type="string" calcext:value-type="string">
            <text:p></text:p>
          </table:table-cell>
          <table:table-cell table:number-columns-repeated="5" table:style-name="ce3" office:value-type="string" calcext:value-type="string">
            <text:p>✗</text:p>
          </table:table-cell>
        </table:table-row>
        <table:table-row table:style-name="ro1">
          <table:table-cell table:number-columns-repeated="4"/>
          <table:table-cell table:formula="of:=[.E8]+6" office:value-type="float" office:value="24" calcext:value-type="float">
            <text:p>24</text:p>
          </table:table-cell>
          <table:table-cell table:style-name="ce3" office:value-type="string" calcext:value-type="string">
            <text:p>✗</text:p>
          </table:table-cell>
          <table:table-cell table:number-columns-repeated="8" table:style-name="ce10" office:value-type="string" calcext:value-type="string">
            <text:p></text:p>
          </table:table-cell>
          <table:table-cell table:number-columns-repeated="5" table:style-name="ce3" office:value-type="string" calcext:value-type="string">
            <text:p>✗</text:p>
          </table:table-cell>
        </table:table-row>
        <table:table-row table:style-name="ro1">
          <table:table-cell table:number-columns-repeated="4"/>
          <table:table-cell table:formula="of:=[.E9]+6" office:value-type="float" office:value="30" calcext:value-type="float">
            <text:p>30</text:p>
          </table:table-cell>
          <table:table-cell table:style-name="ce3" office:value-type="string" calcext:value-type="string">
            <text:p>✗</text:p>
          </table:table-cell>
          <table:table-cell table:number-columns-repeated="8" table:style-name="ce10" office:value-type="string" calcext:value-type="string">
            <text:p></text:p>
          </table:table-cell>
          <table:table-cell table:number-columns-repeated="5" table:style-name="ce3" office:value-type="string" calcext:value-type="string">
            <text:p>✗</text:p>
          </table:table-cell>
        </table:table-row>
        <table:table-row table:style-name="ro1">
          <table:table-cell table:number-columns-repeated="4"/>
          <table:table-cell table:formula="of:=[.E10]+6" office:value-type="float" office:value="36" calcext:value-type="float">
            <text:p>36</text:p>
          </table:table-cell>
          <table:table-cell table:style-name="ce3" office:value-type="string" calcext:value-type="string">
            <text:p>✗</text:p>
          </table:table-cell>
          <table:table-cell table:number-columns-repeated="8" table:style-name="ce10" office:value-type="string" calcext:value-type="string">
            <text:p></text:p>
          </table:table-cell>
          <table:table-cell table:number-columns-repeated="5" table:style-name="ce3" office:value-type="string" calcext:value-type="string">
            <text:p>✗</text:p>
          </table:table-cell>
        </table:table-row>
        <table:table-row table:style-name="ro1">
          <table:table-cell office:value-type="string" calcext:value-type="string">
            <text:p>2” Frame Outside</text:p>
          </table:table-cell>
          <table:table-cell office:value-type="string" calcext:value-type="string">
            <text:p>li</text:p>
          </table:table-cell>
          <table:table-cell table:number-columns-repeated="2"/>
          <table:table-cell table:formula="of:=[.E11]+6" office:value-type="float" office:value="42" calcext:value-type="float">
            <text:p>42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 office:value-type="string" calcext:value-type="string">
            <text:p><text:s text:c="3"/>R/O ...</text:p>
          </table:table-cell>
          <table:table-cell table:formula="of:=[.B5]-(([.B2]/2)+1)&amp;&quot;,&quot;&amp;[.B6]+1" office:value-type="string" office:string-value="-10,1" calcext:value-type="string">
            <text:p>-10,1</text:p>
          </table:table-cell>
          <table:table-cell office:value-type="string" calcext:value-type="string">
            <text:p>UL</text:p>
          </table:table-cell>
          <table:table-cell/>
          <table:table-cell table:formula="of:=[.E12]+6" office:value-type="float" office:value="48" calcext:value-type="float">
            <text:p>48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 office:value-type="string" calcext:value-type="string">
            <text:p><text:s text:c="6"/>+ 1 (O/S frame)</text:p>
          </table:table-cell>
          <table:table-cell table:formula="of:=[.B5]-(([.B2]/2)+1)&amp;&quot;,&quot;&amp;[.B6]-[.B3]-(+1)" office:value-type="string" office:string-value="-10,-25" calcext:value-type="string">
            <text:p>-10,-25</text:p>
          </table:table-cell>
          <table:table-cell office:value-type="string" calcext:value-type="string">
            <text:p>LL</text:p>
          </table:table-cell>
          <table:table-cell/>
          <table:table-cell table:formula="of:=[.E13]+6" office:value-type="float" office:value="54" calcext:value-type="float">
            <text:p>54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 table:style-name="ce6" office:value-type="string" calcext:value-type="string">
            <text:p>      <text:span text:style-name="T1">∴</text:span> + 1 all sides</text:p>
          </table:table-cell>
          <table:table-cell table:formula="of:=[.B5]+(([.B2]/2)+1)&amp;&quot;,&quot;&amp;[.B6]-[.B3]-(+1)" office:value-type="string" office:string-value="10,-25" calcext:value-type="string">
            <text:p>10,-25</text:p>
          </table:table-cell>
          <table:table-cell office:value-type="string" calcext:value-type="string">
            <text:p>LR</text:p>
          </table:table-cell>
          <table:table-cell/>
          <table:table-cell table:formula="of:=[.E14]+6" office:value-type="float" office:value="60" calcext:value-type="float">
            <text:p>60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/>
          <table:table-cell table:formula="of:=[.B5]+(([.B2]/2)+1)&amp;&quot;,&quot;&amp;[.B6]+1" office:value-type="string" office:string-value="10,1" calcext:value-type="string">
            <text:p>10,1</text:p>
          </table:table-cell>
          <table:table-cell office:value-type="string" calcext:value-type="string">
            <text:p>UR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/>
          <table:table-cell office:value-type="string" calcext:value-type="string">
            <text:p>za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 office:value-type="string" calcext:value-type="string">
            <text:p>2” Frame Inside</text:p>
          </table:table-cell>
          <table:table-cell office:value-type="string" calcext:value-type="string">
            <text:p>li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 office:value-type="string" calcext:value-type="string">
            <text:p><text:s text:c="3"/>R/O ...</text:p>
          </table:table-cell>
          <table:table-cell table:formula="of:=[.B5]-(([.B2]/2)-1)&amp;&quot;,&quot;&amp;[.B6]-1" office:value-type="string" office:string-value="-8,-1" calcext:value-type="string">
            <text:p>-8,-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 office:value-type="string" calcext:value-type="string">
            <text:p><text:s text:c="6"/>+ 1 (O/S frame)</text:p>
          </table:table-cell>
          <table:table-cell table:formula="of:=[.B5]-(([.B2]/2)-1)&amp;&quot;,&quot;&amp;[.B6]-[.B3]-(-1)" office:value-type="string" office:string-value="-8,-23" calcext:value-type="string">
            <text:p>-8,-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6"/>- 2 (I/S frame)</text:p>
          </table:table-cell>
          <table:table-cell table:formula="of:=[.B5]+(([.B2]/2)-1)&amp;&quot;,&quot;&amp;[.B6]-[.B3]-(-1)" office:value-type="string" office:string-value="8,-23" calcext:value-type="string">
            <text:p>8,-23</text:p>
          </table:table-cell>
          <table:table-cell table:number-columns-repeated="17"/>
        </table:table-row>
        <table:table-row table:style-name="ro1">
          <table:table-cell table:style-name="ce6" office:value-type="string" calcext:value-type="string">
            <text:p>      <text:span text:style-name="T1">∴</text:span> - 1 all sides</text:p>
          </table:table-cell>
          <table:table-cell table:formula="of:=[.B5]+(([.B2]/2)-1)&amp;&quot;,&quot;&amp;[.B6]-1" office:value-type="string" office:string-value="8,-1" calcext:value-type="string">
            <text:p>8,-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 1/2” Casement Inside</text:p>
          </table:table-cell>
          <table:table-cell office:value-type="string" calcext:value-type="string">
            <text:p>l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3"/>R/O ...</text:p>
          </table:table-cell>
          <table:table-cell table:formula="of:=[.B5]-(([.B2]/2)-2.5)&amp;&quot;,&quot;&amp;[.B6]-2.5" office:value-type="string" office:string-value="-6.5,-2.5" calcext:value-type="string">
            <text:p>-6.5,-2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6"/>+ 1 (O/S frame)</text:p>
          </table:table-cell>
          <table:table-cell table:formula="of:=[.B5]-(([.B2]/2)-2.5)&amp;&quot;,&quot;&amp;[.B6]-[.B3]-(-2.5)" office:value-type="string" office:string-value="-6.5,-21.5" calcext:value-type="string">
            <text:p>-6.5,-21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6"/>- 2 (I/S frame)</text:p>
          </table:table-cell>
          <table:table-cell table:formula="of:=[.B5]+(([.B2]/2)-2.5)&amp;&quot;,&quot;&amp;[.B6]-[.B3]-(-2.5)" office:value-type="string" office:string-value="6.5,-21.5" calcext:value-type="string">
            <text:p>6.5,-21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6"/>- 1 1/2 (I/S csmt)</text:p>
          </table:table-cell>
          <table:table-cell table:formula="of:=[.B5]+(([.B2]/2)-2.5)&amp;&quot;,&quot;&amp;[.B6]-2.5" office:value-type="string" office:string-value="6.5,-2.5" calcext:value-type="string">
            <text:p>6.5,-2.5</text:p>
          </table:table-cell>
          <table:table-cell table:number-columns-repeated="17"/>
        </table:table-row>
        <table:table-row table:style-name="ro1">
          <table:table-cell table:style-name="ce6" office:value-type="string" calcext:value-type="string">
            <text:p>      <text:span text:style-name="T1">∴</text:span> - 2.5 all sides</text:p>
          </table:table-cell>
          <table:table-cell office:value-type="string" calcext:value-type="string">
            <text:p>c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wing Indicator</text:p>
          </table:table-cell>
          <table:table-cell office:value-type="string" calcext:value-type="string">
            <text:p>l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3"/>Left hand</text:p>
          </table:table-cell>
          <table:table-cell table:formula="of:=[.B5]-(([.B2]/2)-1)&amp;&quot;,&quot;&amp;[.B6]-1" office:value-type="string" office:string-value="-8,-1" calcext:value-type="string">
            <text:p>-8,-1</text:p>
          </table:table-cell>
          <table:table-cell table:number-columns-repeated="17"/>
        </table:table-row>
        <table:table-row table:style-name="ro1">
          <table:table-cell/>
          <table:table-cell table:formula="of:=[.B5]+(([.B2]/2)-1)&amp;&quot;,&quot;&amp;[.B6]-([.B3]/2)" office:value-type="string" office:string-value="8,-12" calcext:value-type="string">
            <text:p>8,-12</text:p>
          </table:table-cell>
          <table:table-cell table:number-columns-repeated="17"/>
        </table:table-row>
        <table:table-row table:style-name="ro1">
          <table:table-cell/>
          <table:table-cell table:formula="of:=[.B5]-(([.B2]/2)-1)&amp;&quot;,&quot;&amp;[.B6]-[.B3]-(-1)" office:value-type="string" office:string-value="-8,-23" calcext:value-type="string">
            <text:p>-8,-2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Filename:</text:p>
          </table:table-cell>
          <table:table-cell table:formula="of:=&quot;Csmt-&quot;&amp;[.B2]&amp;&quot;x&quot;&amp;[.B3]" office:value-type="string" office:string-value="Csmt-18x24" calcext:value-type="string">
            <text:p>Csmt-18x24</text:p>
          </table:table-cell>
          <table:table-cell table:number-columns-repeated="17"/>
        </table:table-row>
      </table:table>
      <table:table table:name="Awn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5" table:default-cell-style-name="Default"/>
        <table:table-row table:style-name="ro1">
          <table:table-cell table:style-name="ce6" office:value-type="string" calcext:value-type="string">
            <text:p>Rough Opening</text:p>
          </table:table-cell>
          <table:table-cell table:number-columns-repeated="3"/>
          <table:table-cell office:value-type="string" calcext:value-type="string">
            <text:p>A standard size <text:span text:style-name="T2">awning window</text:span> could have a width from 2’ to 3’10”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3"/>Width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The standard heights available are usually 1’8″ to 7’8″ high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3"/>Height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Width: 2′0” min to 3’10 1/8″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igin (@ top centre of R/O)</text:p>
          </table:table-cell>
          <table:table-cell table:number-columns-repeated="4"/>
          <table:table-cell office:value-type="string" calcext:value-type="string">
            <text:p>Height: 1’8” min to 7’8 7/8″ hig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3"/>X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3"/>Y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eight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" office:value-type="string" calcext:value-type="string">
            <text:p>Width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 table:number-columns-repeated="4"/>
          <table:table-cell table:formula="of:=[.E8]+6" office:value-type="float" office:value="24" calcext:value-type="float">
            <text:p>24</text:p>
          </table:table-cell>
          <table:table-cell table:number-columns-repeated="13" table:style-name="ce10" office:value-type="string" calcext:value-type="string">
            <text:p></text:p>
          </table:table-cell>
          <table:table-cell table:style-name="ce3" office:value-type="string" calcext:value-type="string">
            <text:p>✗</text:p>
          </table:table-cell>
        </table:table-row>
        <table:table-row table:style-name="ro1">
          <table:table-cell table:number-columns-repeated="4"/>
          <table:table-cell table:formula="of:=[.E9]+6" office:value-type="float" office:value="30" calcext:value-type="float">
            <text:p>30</text:p>
          </table:table-cell>
          <table:table-cell table:number-columns-repeated="13" table:style-name="ce10" office:value-type="string" calcext:value-type="string">
            <text:p></text:p>
          </table:table-cell>
          <table:table-cell table:style-name="ce3" office:value-type="string" calcext:value-type="string">
            <text:p>✗</text:p>
          </table:table-cell>
        </table:table-row>
        <table:table-row table:style-name="ro1">
          <table:table-cell table:number-columns-repeated="4"/>
          <table:table-cell table:formula="of:=[.E10]+6" office:value-type="float" office:value="36" calcext:value-type="float">
            <text:p>36</text:p>
          </table:table-cell>
          <table:table-cell table:number-columns-repeated="13" table:style-name="ce10" office:value-type="string" calcext:value-type="string">
            <text:p></text:p>
          </table:table-cell>
          <table:table-cell table:style-name="ce3" office:value-type="string" calcext:value-type="string">
            <text:p>✗</text:p>
          </table:table-cell>
        </table:table-row>
        <table:table-row table:style-name="ro1">
          <table:table-cell office:value-type="string" calcext:value-type="string">
            <text:p>2” Frame Outside</text:p>
          </table:table-cell>
          <table:table-cell office:value-type="string" calcext:value-type="string">
            <text:p>li</text:p>
          </table:table-cell>
          <table:table-cell table:number-columns-repeated="2"/>
          <table:table-cell table:formula="of:=[.E11]+6" office:value-type="float" office:value="42" calcext:value-type="float">
            <text:p>42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 office:value-type="string" calcext:value-type="string">
            <text:p><text:s text:c="3"/>R/O ...</text:p>
          </table:table-cell>
          <table:table-cell table:formula="of:=[.B5]-(([.B2]/2)+1)&amp;&quot;,&quot;&amp;[.B6]+1" office:value-type="string" office:string-value="-31,1" calcext:value-type="string">
            <text:p>-31,1</text:p>
          </table:table-cell>
          <table:table-cell office:value-type="string" calcext:value-type="string">
            <text:p>UL</text:p>
          </table:table-cell>
          <table:table-cell/>
          <table:table-cell table:formula="of:=[.E12]+6" office:value-type="float" office:value="48" calcext:value-type="float">
            <text:p>48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 office:value-type="string" calcext:value-type="string">
            <text:p><text:s text:c="6"/>+ 1 (O/S frame)</text:p>
          </table:table-cell>
          <table:table-cell table:formula="of:=[.B5]-(([.B2]/2)+1)&amp;&quot;,&quot;&amp;[.B6]-[.B3]-(+1)" office:value-type="string" office:string-value="-31,-61" calcext:value-type="string">
            <text:p>-31,-61</text:p>
          </table:table-cell>
          <table:table-cell office:value-type="string" calcext:value-type="string">
            <text:p>LL</text:p>
          </table:table-cell>
          <table:table-cell/>
          <table:table-cell table:formula="of:=[.E13]+6" office:value-type="float" office:value="54" calcext:value-type="float">
            <text:p>54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 table:style-name="ce6" office:value-type="string" calcext:value-type="string">
            <text:p>      <text:span text:style-name="T1">∴</text:span> + 1 all sides</text:p>
          </table:table-cell>
          <table:table-cell table:formula="of:=[.B5]+(([.B2]/2)+1)&amp;&quot;,&quot;&amp;[.B6]-[.B3]-(+1)" office:value-type="string" office:string-value="31,-61" calcext:value-type="string">
            <text:p>31,-61</text:p>
          </table:table-cell>
          <table:table-cell office:value-type="string" calcext:value-type="string">
            <text:p>LR</text:p>
          </table:table-cell>
          <table:table-cell/>
          <table:table-cell table:formula="of:=[.E14]+6" office:value-type="float" office:value="60" calcext:value-type="float">
            <text:p>60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/>
          <table:table-cell table:formula="of:=[.B5]+(([.B2]/2)+1)&amp;&quot;,&quot;&amp;[.B6]+1" office:value-type="string" office:string-value="31,1" calcext:value-type="string">
            <text:p>31,1</text:p>
          </table:table-cell>
          <table:table-cell office:value-type="string" calcext:value-type="string">
            <text:p>UR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/>
          <table:table-cell office:value-type="string" calcext:value-type="string">
            <text:p>za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 office:value-type="string" calcext:value-type="string">
            <text:p>2” Frame Inside</text:p>
          </table:table-cell>
          <table:table-cell office:value-type="string" calcext:value-type="string">
            <text:p>li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 office:value-type="string" calcext:value-type="string">
            <text:p><text:s text:c="3"/>R/O ...</text:p>
          </table:table-cell>
          <table:table-cell table:formula="of:=[.B5]-(([.B2]/2)-1)&amp;&quot;,&quot;&amp;[.B6]-1" office:value-type="string" office:string-value="-29,-1" calcext:value-type="string">
            <text:p>-29,-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 office:value-type="string" calcext:value-type="string">
            <text:p><text:s text:c="6"/>+ 1 (O/S frame)</text:p>
          </table:table-cell>
          <table:table-cell table:formula="of:=[.B5]-(([.B2]/2)-1)&amp;&quot;,&quot;&amp;[.B6]-[.B3]-(-1)" office:value-type="string" office:string-value="-29,-59" calcext:value-type="string">
            <text:p>-29,-5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6"/>- 2 (I/S frame)</text:p>
          </table:table-cell>
          <table:table-cell table:formula="of:=[.B5]+(([.B2]/2)-1)&amp;&quot;,&quot;&amp;[.B6]-[.B3]-(-1)" office:value-type="string" office:string-value="29,-59" calcext:value-type="string">
            <text:p>29,-59</text:p>
          </table:table-cell>
          <table:table-cell table:number-columns-repeated="17"/>
        </table:table-row>
        <table:table-row table:style-name="ro1">
          <table:table-cell table:style-name="ce6" office:value-type="string" calcext:value-type="string">
            <text:p>      <text:span text:style-name="T1">∴</text:span> - 1 all sides</text:p>
          </table:table-cell>
          <table:table-cell table:formula="of:=[.B5]+(([.B2]/2)-1)&amp;&quot;,&quot;&amp;[.B6]-1" office:value-type="string" office:string-value="29,-1" calcext:value-type="string">
            <text:p>29,-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 1/2” Awning Inside</text:p>
          </table:table-cell>
          <table:table-cell office:value-type="string" calcext:value-type="string">
            <text:p>l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3"/>R/O ...</text:p>
          </table:table-cell>
          <table:table-cell table:formula="of:=[.B5]-(([.B2]/2)-2.5)&amp;&quot;,&quot;&amp;[.B6]-2.5" office:value-type="string" office:string-value="-27.5,-2.5" calcext:value-type="string">
            <text:p>-27.5,-2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6"/>+ 1 (O/S frame)</text:p>
          </table:table-cell>
          <table:table-cell table:formula="of:=[.B5]-(([.B2]/2)-2.5)&amp;&quot;,&quot;&amp;[.B6]-[.B3]-(-2.5)" office:value-type="string" office:string-value="-27.5,-57.5" calcext:value-type="string">
            <text:p>-27.5,-57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6"/>- 2 (I/S frame)</text:p>
          </table:table-cell>
          <table:table-cell table:formula="of:=[.B5]+(([.B2]/2)-2.5)&amp;&quot;,&quot;&amp;[.B6]-[.B3]-(-2.5)" office:value-type="string" office:string-value="27.5,-57.5" calcext:value-type="string">
            <text:p>27.5,-57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6"/>- 1 1/2 (I/S csmt)</text:p>
          </table:table-cell>
          <table:table-cell table:formula="of:=[.B5]+(([.B2]/2)-2.5)&amp;&quot;,&quot;&amp;[.B6]-2.5" office:value-type="string" office:string-value="27.5,-2.5" calcext:value-type="string">
            <text:p>27.5,-2.5</text:p>
          </table:table-cell>
          <table:table-cell table:number-columns-repeated="17"/>
        </table:table-row>
        <table:table-row table:style-name="ro1">
          <table:table-cell table:style-name="ce6" office:value-type="string" calcext:value-type="string">
            <text:p>      <text:span text:style-name="T1">∴</text:span> - 2.5 all sides</text:p>
          </table:table-cell>
          <table:table-cell office:value-type="string" calcext:value-type="string">
            <text:p>c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wing Indicator</text:p>
          </table:table-cell>
          <table:table-cell office:value-type="string" calcext:value-type="string">
            <text:p>l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3"/>Left hand</text:p>
          </table:table-cell>
          <table:table-cell table:formula="of:=[.B5]-(([.B2]/2)-1)&amp;&quot;,&quot;&amp;[.B6]-1" office:value-type="string" office:string-value="-29,-1" calcext:value-type="string">
            <text:p>-29,-1</text:p>
          </table:table-cell>
          <table:table-cell table:number-columns-repeated="17"/>
        </table:table-row>
        <table:table-row table:style-name="ro1">
          <table:table-cell/>
          <table:table-cell table:formula="of:=[.B5]+(([.B2]/2)-1)&amp;&quot;,&quot;&amp;[.B6]-([.B3]/2)" office:value-type="string" office:string-value="29,-30" calcext:value-type="string">
            <text:p>29,-30</text:p>
          </table:table-cell>
          <table:table-cell table:number-columns-repeated="17"/>
        </table:table-row>
        <table:table-row table:style-name="ro1">
          <table:table-cell/>
          <table:table-cell table:formula="of:=[.B5]-(([.B2]/2)-1)&amp;&quot;,&quot;&amp;[.B6]-[.B3]-(-1)" office:value-type="string" office:string-value="-29,-59" calcext:value-type="string">
            <text:p>-29,-5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Filename:</text:p>
          </table:table-cell>
          <table:table-cell table:formula="of:=&quot;Awng-&quot;&amp;[.B2]&amp;&quot;x&quot;&amp;[.B3]" office:value-type="string" office:string-value="Awng-60x60" calcext:value-type="string">
            <text:p>Awng-60x60</text:p>
          </table:table-cell>
          <table:table-cell table:number-columns-repeated="17"/>
        </table:table-row>
      </table:table>
      <table:table table:name="Slid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5" table:default-cell-style-name="Default"/>
        <table:table-row table:style-name="ro1">
          <table:table-cell table:style-name="ce6" office:value-type="string" calcext:value-type="string">
            <text:p>Rough Opening</text:p>
          </table:table-cell>
          <table:table-cell table:number-columns-repeated="3"/>
          <table:table-cell office:value-type="string" calcext:value-type="string">
            <text:p><text:span text:style-name="T2">Sliding Window</text:span> horizontal widths are available in 36in, 48in, 60in, 72in, and 84 inch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3"/>Width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Sliding window heights available are 24in, 36in, 48in, and 60 inches tall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3"/>Height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Width:  36″ min to 84″ ma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igin (@ top centre of R/O)</text:p>
          </table:table-cell>
          <table:table-cell table:number-columns-repeated="4"/>
          <table:table-cell office:value-type="string" calcext:value-type="string">
            <text:p>Height: 24″ min to 60″ ma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3"/>X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3"/>Y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eight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" office:value-type="string" calcext:value-type="string">
            <text:p>Width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 table:number-columns-repeated="4"/>
          <table:table-cell table:formula="of:=[.E8]+6" office:value-type="float" office:value="24" calcext:value-type="float">
            <text:p>24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 table:number-columns-repeated="4"/>
          <table:table-cell table:formula="of:=[.E9]+6" office:value-type="float" office:value="30" calcext:value-type="float">
            <text:p>30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 table:number-columns-repeated="4"/>
          <table:table-cell table:formula="of:=[.E10]+6" office:value-type="float" office:value="36" calcext:value-type="float">
            <text:p>36</text:p>
          </table:table-cell>
          <table:table-cell table:style-name="ce3" office:value-type="string" calcext:value-type="string">
            <text:p>✗</text:p>
          </table:table-cell>
          <table:table-cell table:number-columns-repeated="7" table:style-name="ce10" office:value-type="string" calcext:value-type="string">
            <text:p></text:p>
          </table:table-cell>
          <table:table-cell table:number-columns-repeated="6" table:style-name="ce3" office:value-type="string" calcext:value-type="string">
            <text:p>✗</text:p>
          </table:table-cell>
        </table:table-row>
        <table:table-row table:style-name="ro1">
          <table:table-cell office:value-type="string" calcext:value-type="string">
            <text:p>2” Frame Outside</text:p>
          </table:table-cell>
          <table:table-cell office:value-type="string" calcext:value-type="string">
            <text:p>li</text:p>
          </table:table-cell>
          <table:table-cell table:number-columns-repeated="2"/>
          <table:table-cell table:formula="of:=[.E11]+6" office:value-type="float" office:value="42" calcext:value-type="float">
            <text:p>42</text:p>
          </table:table-cell>
          <table:table-cell table:style-name="ce3" office:value-type="string" calcext:value-type="string">
            <text:p>✗</text:p>
          </table:table-cell>
          <table:table-cell table:number-columns-repeated="7" table:style-name="ce10" office:value-type="string" calcext:value-type="string">
            <text:p></text:p>
          </table:table-cell>
          <table:table-cell table:number-columns-repeated="6" table:style-name="ce3" office:value-type="string" calcext:value-type="string">
            <text:p>✗</text:p>
          </table:table-cell>
        </table:table-row>
        <table:table-row table:style-name="ro1">
          <table:table-cell office:value-type="string" calcext:value-type="string">
            <text:p><text:s text:c="3"/>R/O ...</text:p>
          </table:table-cell>
          <table:table-cell table:formula="of:=[.B5]-(([.B2]/2)+1)&amp;&quot;,&quot;&amp;[.B6]+1" office:value-type="string" office:string-value="-19,1" calcext:value-type="string">
            <text:p>-19,1</text:p>
          </table:table-cell>
          <table:table-cell office:value-type="string" calcext:value-type="string">
            <text:p>UL</text:p>
          </table:table-cell>
          <table:table-cell/>
          <table:table-cell table:formula="of:=[.E12]+6" office:value-type="float" office:value="48" calcext:value-type="float">
            <text:p>48</text:p>
          </table:table-cell>
          <table:table-cell table:style-name="ce3" office:value-type="string" calcext:value-type="string">
            <text:p>✗</text:p>
          </table:table-cell>
          <table:table-cell table:number-columns-repeated="7" table:style-name="ce10" office:value-type="string" calcext:value-type="string">
            <text:p></text:p>
          </table:table-cell>
          <table:table-cell table:number-columns-repeated="6" table:style-name="ce3" office:value-type="string" calcext:value-type="string">
            <text:p>✗</text:p>
          </table:table-cell>
        </table:table-row>
        <table:table-row table:style-name="ro1">
          <table:table-cell office:value-type="string" calcext:value-type="string">
            <text:p><text:s text:c="6"/>+ 1 (O/S frame)</text:p>
          </table:table-cell>
          <table:table-cell table:formula="of:=[.B5]-(([.B2]/2)+1)&amp;&quot;,&quot;&amp;[.B6]-[.B3]-(+1)" office:value-type="string" office:string-value="-19,-25" calcext:value-type="string">
            <text:p>-19,-25</text:p>
          </table:table-cell>
          <table:table-cell office:value-type="string" calcext:value-type="string">
            <text:p>LL</text:p>
          </table:table-cell>
          <table:table-cell/>
          <table:table-cell table:formula="of:=[.E13]+6" office:value-type="float" office:value="54" calcext:value-type="float">
            <text:p>54</text:p>
          </table:table-cell>
          <table:table-cell table:style-name="ce3" office:value-type="string" calcext:value-type="string">
            <text:p>✗</text:p>
          </table:table-cell>
          <table:table-cell table:number-columns-repeated="7" table:style-name="ce10" office:value-type="string" calcext:value-type="string">
            <text:p></text:p>
          </table:table-cell>
          <table:table-cell table:number-columns-repeated="6" table:style-name="ce3" office:value-type="string" calcext:value-type="string">
            <text:p>✗</text:p>
          </table:table-cell>
        </table:table-row>
        <table:table-row table:style-name="ro1">
          <table:table-cell table:style-name="ce6" office:value-type="string" calcext:value-type="string">
            <text:p>      <text:span text:style-name="T1">∴</text:span> + 1 all sides</text:p>
          </table:table-cell>
          <table:table-cell table:formula="of:=[.B5]+(([.B2]/2)+1)&amp;&quot;,&quot;&amp;[.B6]-[.B3]-(+1)" office:value-type="string" office:string-value="19,-25" calcext:value-type="string">
            <text:p>19,-25</text:p>
          </table:table-cell>
          <table:table-cell office:value-type="string" calcext:value-type="string">
            <text:p>LR</text:p>
          </table:table-cell>
          <table:table-cell/>
          <table:table-cell table:formula="of:=[.E14]+6" office:value-type="float" office:value="60" calcext:value-type="float">
            <text:p>60</text:p>
          </table:table-cell>
          <table:table-cell table:style-name="ce3" office:value-type="string" calcext:value-type="string">
            <text:p>✗</text:p>
          </table:table-cell>
          <table:table-cell table:number-columns-repeated="7" table:style-name="ce10" office:value-type="string" calcext:value-type="string">
            <text:p></text:p>
          </table:table-cell>
          <table:table-cell table:number-columns-repeated="6" table:style-name="ce3" office:value-type="string" calcext:value-type="string">
            <text:p>✗</text:p>
          </table:table-cell>
        </table:table-row>
        <table:table-row table:style-name="ro1">
          <table:table-cell/>
          <table:table-cell table:formula="of:=[.B5]+(([.B2]/2)+1)&amp;&quot;,&quot;&amp;[.B6]+1" office:value-type="string" office:string-value="19,1" calcext:value-type="string">
            <text:p>19,1</text:p>
          </table:table-cell>
          <table:table-cell office:value-type="string" calcext:value-type="string">
            <text:p>UR</text:p>
          </table:table-cell>
          <table:table-cell/>
          <table:table-cell office:value-type="float" office:value="66" calcext:value-type="float">
            <text:p>66</text:p>
          </table:table-cell>
          <table:table-cell table:style-name="ce3" office:value-type="string" calcext:value-type="string">
            <text:p>✗</text:p>
          </table:table-cell>
          <table:table-cell table:number-columns-repeated="7" table:style-name="ce10" office:value-type="string" calcext:value-type="string">
            <text:p></text:p>
          </table:table-cell>
          <table:table-cell table:number-columns-repeated="6" table:style-name="ce3" office:value-type="string" calcext:value-type="string">
            <text:p>✗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style-name="ce3" office:value-type="string" calcext:value-type="string">
            <text:p>✗</text:p>
          </table:table-cell>
          <table:table-cell table:number-columns-repeated="7" table:style-name="ce10" office:value-type="string" calcext:value-type="string">
            <text:p></text:p>
          </table:table-cell>
          <table:table-cell table:number-columns-repeated="6" table:style-name="ce3" office:value-type="string" calcext:value-type="string">
            <text:p>✗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style-name="ce3" office:value-type="string" calcext:value-type="string">
            <text:p>✗</text:p>
          </table:table-cell>
          <table:table-cell table:number-columns-repeated="7" table:style-name="ce10" office:value-type="string" calcext:value-type="string">
            <text:p></text:p>
          </table:table-cell>
          <table:table-cell table:number-columns-repeated="6" table:style-name="ce3" office:value-type="string" calcext:value-type="string">
            <text:p>✗</text:p>
          </table:table-cell>
        </table:table-row>
        <table:table-row table:style-name="ro1">
          <table:table-cell/>
          <table:table-cell office:value-type="string" calcext:value-type="string">
            <text:p>za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style-name="ce3" office:value-type="string" calcext:value-type="string">
            <text:p>✗</text:p>
          </table:table-cell>
          <table:table-cell table:number-columns-repeated="7" table:style-name="ce10" office:value-type="string" calcext:value-type="string">
            <text:p></text:p>
          </table:table-cell>
          <table:table-cell table:number-columns-repeated="6" table:style-name="ce3" office:value-type="string" calcext:value-type="string">
            <text:p>✗</text:p>
          </table:table-cell>
        </table:table-row>
        <table:table-row table:style-name="ro1">
          <table:table-cell office:value-type="string" calcext:value-type="string">
            <text:p>2” Frame Inside</text:p>
          </table:table-cell>
          <table:table-cell office:value-type="string" calcext:value-type="string">
            <text:p>li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 office:value-type="string" calcext:value-type="string">
            <text:p><text:s text:c="3"/>R/O ...</text:p>
          </table:table-cell>
          <table:table-cell table:formula="of:=[.B5]-(([.B2]/2)-1)&amp;&quot;,&quot;&amp;[.B6]-1" office:value-type="string" office:string-value="-17,-1" calcext:value-type="string">
            <text:p>-17,-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 office:value-type="string" calcext:value-type="string">
            <text:p><text:s text:c="6"/>+ 1 (O/S frame)</text:p>
          </table:table-cell>
          <table:table-cell table:formula="of:=[.B5]-(([.B2]/2)-1)&amp;&quot;,&quot;&amp;[.B6]-[.B3]-(-1)" office:value-type="string" office:string-value="-17,-23" calcext:value-type="string">
            <text:p>-17,-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6"/>- 2 (I/S frame)</text:p>
          </table:table-cell>
          <table:table-cell table:formula="of:=[.B5]+(([.B2]/2)-1)&amp;&quot;,&quot;&amp;[.B6]-[.B3]-(-1)" office:value-type="string" office:string-value="17,-23" calcext:value-type="string">
            <text:p>17,-23</text:p>
          </table:table-cell>
          <table:table-cell table:number-columns-repeated="17"/>
        </table:table-row>
        <table:table-row table:style-name="ro1">
          <table:table-cell table:style-name="ce6" office:value-type="string" calcext:value-type="string">
            <text:p>      <text:span text:style-name="T1">∴</text:span> - 1 all sides</text:p>
          </table:table-cell>
          <table:table-cell table:formula="of:=[.B5]+(([.B2]/2)-1)&amp;&quot;,&quot;&amp;[.B6]-1" office:value-type="string" office:string-value="17,-1" calcext:value-type="string">
            <text:p>17,-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17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style-name="ce6"/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Filename:</text:p>
          </table:table-cell>
          <table:table-cell table:formula="of:=&quot;Sldg-&quot;&amp;[.B2]&amp;&quot;x&quot;&amp;[.B3]" office:value-type="string" office:string-value="Sldg-36x24" calcext:value-type="string">
            <text:p>Sldg-36x24</text:p>
          </table:table-cell>
          <table:table-cell table:number-columns-repeated="17"/>
        </table:table-row>
      </table:table>
      <table:table table:name="DblHu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5" table:default-cell-style-name="Default"/>
        <table:table-row table:style-name="ro1">
          <table:table-cell table:style-name="ce6" office:value-type="string" calcext:value-type="string">
            <text:p>Rough Opening</text:p>
          </table:table-cell>
          <table:table-cell table:number-columns-repeated="3"/>
          <table:table-cell office:value-type="string" calcext:value-type="string">
            <text:p>Double-hung window width can be anywhere from 24 to 48 inch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3"/>Width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A double hung window’s height can range from 36 to 72 inch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3"/>Height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Double Hung Width: 24″ min  to 48″ ma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igin (@ top centre of R/O)</text:p>
          </table:table-cell>
          <table:table-cell table:number-columns-repeated="4"/>
          <table:table-cell office:value-type="string" calcext:value-type="string">
            <text:p>Double Hung Height: 36″ min to 72″ ma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3"/>X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3"/>Y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eight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" office:value-type="string" calcext:value-type="string">
            <text:p>Width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 table:number-columns-repeated="4"/>
          <table:table-cell table:formula="of:=[.E8]+6" office:value-type="float" office:value="24" calcext:value-type="float">
            <text:p>24</text:p>
          </table:table-cell>
          <table:table-cell table:number-columns-repeated="3" table:style-name="ce3" office:value-type="string" calcext:value-type="string">
            <text:p>✗</text:p>
          </table:table-cell>
          <table:table-cell table:number-columns-repeated="7" table:style-name="ce10" office:value-type="string" calcext:value-type="string">
            <text:p></text:p>
          </table:table-cell>
          <table:table-cell table:number-columns-repeated="4" table:style-name="ce3" office:value-type="string" calcext:value-type="string">
            <text:p>✗</text:p>
          </table:table-cell>
        </table:table-row>
        <table:table-row table:style-name="ro1">
          <table:table-cell table:number-columns-repeated="4"/>
          <table:table-cell table:formula="of:=[.E9]+6" office:value-type="float" office:value="30" calcext:value-type="float">
            <text:p>30</text:p>
          </table:table-cell>
          <table:table-cell table:number-columns-repeated="3" table:style-name="ce3" office:value-type="string" calcext:value-type="string">
            <text:p>✗</text:p>
          </table:table-cell>
          <table:table-cell table:number-columns-repeated="7" table:style-name="ce10" office:value-type="string" calcext:value-type="string">
            <text:p></text:p>
          </table:table-cell>
          <table:table-cell table:number-columns-repeated="4" table:style-name="ce3" office:value-type="string" calcext:value-type="string">
            <text:p>✗</text:p>
          </table:table-cell>
        </table:table-row>
        <table:table-row table:style-name="ro1">
          <table:table-cell table:number-columns-repeated="4"/>
          <table:table-cell table:formula="of:=[.E10]+6" office:value-type="float" office:value="36" calcext:value-type="float">
            <text:p>36</text:p>
          </table:table-cell>
          <table:table-cell table:number-columns-repeated="3" table:style-name="ce3" office:value-type="string" calcext:value-type="string">
            <text:p>✗</text:p>
          </table:table-cell>
          <table:table-cell table:number-columns-repeated="7" table:style-name="ce10" office:value-type="string" calcext:value-type="string">
            <text:p></text:p>
          </table:table-cell>
          <table:table-cell table:number-columns-repeated="4" table:style-name="ce3" office:value-type="string" calcext:value-type="string">
            <text:p>✗</text:p>
          </table:table-cell>
        </table:table-row>
        <table:table-row table:style-name="ro1">
          <table:table-cell office:value-type="string" calcext:value-type="string">
            <text:p>2” Frame Outside</text:p>
          </table:table-cell>
          <table:table-cell office:value-type="string" calcext:value-type="string">
            <text:p>li</text:p>
          </table:table-cell>
          <table:table-cell table:number-columns-repeated="2"/>
          <table:table-cell table:formula="of:=[.E11]+6" office:value-type="float" office:value="42" calcext:value-type="float">
            <text:p>42</text:p>
          </table:table-cell>
          <table:table-cell table:number-columns-repeated="3" table:style-name="ce3" office:value-type="string" calcext:value-type="string">
            <text:p>✗</text:p>
          </table:table-cell>
          <table:table-cell table:number-columns-repeated="7" table:style-name="ce10" office:value-type="string" calcext:value-type="string">
            <text:p></text:p>
          </table:table-cell>
          <table:table-cell table:number-columns-repeated="4" table:style-name="ce3" office:value-type="string" calcext:value-type="string">
            <text:p>✗</text:p>
          </table:table-cell>
        </table:table-row>
        <table:table-row table:style-name="ro1">
          <table:table-cell office:value-type="string" calcext:value-type="string">
            <text:p><text:s text:c="3"/>R/O ...</text:p>
          </table:table-cell>
          <table:table-cell table:formula="of:=[.B5]-(([.B2]/2)+1)&amp;&quot;,&quot;&amp;[.B6]+1" office:value-type="string" office:string-value="-31,1" calcext:value-type="string">
            <text:p>-31,1</text:p>
          </table:table-cell>
          <table:table-cell office:value-type="string" calcext:value-type="string">
            <text:p>UL</text:p>
          </table:table-cell>
          <table:table-cell/>
          <table:table-cell table:formula="of:=[.E12]+6" office:value-type="float" office:value="48" calcext:value-type="float">
            <text:p>48</text:p>
          </table:table-cell>
          <table:table-cell table:number-columns-repeated="3" table:style-name="ce3" office:value-type="string" calcext:value-type="string">
            <text:p>✗</text:p>
          </table:table-cell>
          <table:table-cell table:number-columns-repeated="7" table:style-name="ce10" office:value-type="string" calcext:value-type="string">
            <text:p></text:p>
          </table:table-cell>
          <table:table-cell table:number-columns-repeated="4" table:style-name="ce3" office:value-type="string" calcext:value-type="string">
            <text:p>✗</text:p>
          </table:table-cell>
        </table:table-row>
        <table:table-row table:style-name="ro1">
          <table:table-cell office:value-type="string" calcext:value-type="string">
            <text:p><text:s text:c="6"/>+ 1 (O/S frame)</text:p>
          </table:table-cell>
          <table:table-cell table:formula="of:=[.B5]-(([.B2]/2)+1)&amp;&quot;,&quot;&amp;[.B6]-[.B3]-(+1)" office:value-type="string" office:string-value="-31,-61" calcext:value-type="string">
            <text:p>-31,-61</text:p>
          </table:table-cell>
          <table:table-cell office:value-type="string" calcext:value-type="string">
            <text:p>LL</text:p>
          </table:table-cell>
          <table:table-cell/>
          <table:table-cell table:formula="of:=[.E13]+6" office:value-type="float" office:value="54" calcext:value-type="float">
            <text:p>54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 table:style-name="ce6" office:value-type="string" calcext:value-type="string">
            <text:p>      <text:span text:style-name="T1">∴</text:span> + 1 all sides</text:p>
          </table:table-cell>
          <table:table-cell table:formula="of:=[.B5]+(([.B2]/2)+1)&amp;&quot;,&quot;&amp;[.B6]-[.B3]-(+1)" office:value-type="string" office:string-value="31,-61" calcext:value-type="string">
            <text:p>31,-61</text:p>
          </table:table-cell>
          <table:table-cell office:value-type="string" calcext:value-type="string">
            <text:p>LR</text:p>
          </table:table-cell>
          <table:table-cell/>
          <table:table-cell table:formula="of:=[.E14]+6" office:value-type="float" office:value="60" calcext:value-type="float">
            <text:p>60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/>
          <table:table-cell table:formula="of:=[.B5]+(([.B2]/2)+1)&amp;&quot;,&quot;&amp;[.B6]+1" office:value-type="string" office:string-value="31,1" calcext:value-type="string">
            <text:p>31,1</text:p>
          </table:table-cell>
          <table:table-cell office:value-type="string" calcext:value-type="string">
            <text:p>UR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/>
          <table:table-cell office:value-type="string" calcext:value-type="string">
            <text:p>za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 office:value-type="string" calcext:value-type="string">
            <text:p>2” Frame Inside</text:p>
          </table:table-cell>
          <table:table-cell office:value-type="string" calcext:value-type="string">
            <text:p>li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 office:value-type="string" calcext:value-type="string">
            <text:p><text:s text:c="3"/>R/O ...</text:p>
          </table:table-cell>
          <table:table-cell table:formula="of:=[.B5]-(([.B2]/2)-1)&amp;&quot;,&quot;&amp;[.B6]-1" office:value-type="string" office:string-value="-29,-1" calcext:value-type="string">
            <text:p>-29,-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14" table:style-name="ce3" office:value-type="string" calcext:value-type="string">
            <text:p>✗</text:p>
          </table:table-cell>
        </table:table-row>
        <table:table-row table:style-name="ro1">
          <table:table-cell office:value-type="string" calcext:value-type="string">
            <text:p><text:s text:c="6"/>+ 1 (O/S frame)</text:p>
          </table:table-cell>
          <table:table-cell table:formula="of:=[.B5]-(([.B2]/2)-1)&amp;&quot;,&quot;&amp;[.B6]-[.B3]-(-1)" office:value-type="string" office:string-value="-29,-59" calcext:value-type="string">
            <text:p>-29,-5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6"/>- 2 (I/S frame)</text:p>
          </table:table-cell>
          <table:table-cell table:formula="of:=[.B5]+(([.B2]/2)-1)&amp;&quot;,&quot;&amp;[.B6]-[.B3]-(-1)" office:value-type="string" office:string-value="29,-59" calcext:value-type="string">
            <text:p>29,-59</text:p>
          </table:table-cell>
          <table:table-cell table:number-columns-repeated="17"/>
        </table:table-row>
        <table:table-row table:style-name="ro1">
          <table:table-cell table:style-name="ce6" office:value-type="string" calcext:value-type="string">
            <text:p>      <text:span text:style-name="T1">∴</text:span> - 1 all sides</text:p>
          </table:table-cell>
          <table:table-cell table:formula="of:=[.B5]+(([.B2]/2)-1)&amp;&quot;,&quot;&amp;[.B6]-1" office:value-type="string" office:string-value="29,-1" calcext:value-type="string">
            <text:p>29,-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/4” Stop Inside</text:p>
          </table:table-cell>
          <table:table-cell office:value-type="string" calcext:value-type="string">
            <text:p>l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3"/>R/O ...</text:p>
          </table:table-cell>
          <table:table-cell table:formula="of:=[.B5]-(([.B2]/2)-1.75)&amp;&quot;,&quot;&amp;[.B6]-1.75" office:value-type="string" office:string-value="-28.25,-1.75" calcext:value-type="string">
            <text:p>-28.25,-1.7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6"/>+ 1 (O/S frame)</text:p>
          </table:table-cell>
          <table:table-cell table:formula="of:=[.B5]-(([.B2]/2)-1.75)&amp;&quot;,&quot;&amp;[.B6]-[.B3]-(-1.75)" office:value-type="string" office:string-value="-28.25,-58.25" calcext:value-type="string">
            <text:p>-28.25,-58.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6"/>- 2 (I/S frame)</text:p>
          </table:table-cell>
          <table:table-cell table:formula="of:=[.B5]+(([.B2]/2)-1.75)&amp;&quot;,&quot;&amp;[.B6]-[.B3]-(-1.75)" office:value-type="string" office:string-value="28.25,-58.25" calcext:value-type="string">
            <text:p>28.25,-58.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6"/>- 3/4 (I/S stop)</text:p>
          </table:table-cell>
          <table:table-cell table:formula="of:=[.B5]+(([.B2]/2)-1.75)&amp;&quot;,&quot;&amp;[.B6]-1.75" office:value-type="string" office:string-value="28.25,-1.75" calcext:value-type="string">
            <text:p>28.25,-1.75</text:p>
          </table:table-cell>
          <table:table-cell table:number-columns-repeated="17"/>
        </table:table-row>
        <table:table-row table:style-name="ro1">
          <table:table-cell table:style-name="ce6" office:value-type="string" calcext:value-type="string">
            <text:p>      <text:span text:style-name="T1">∴</text:span> - 1.75 all sides</text:p>
          </table:table-cell>
          <table:table-cell office:value-type="string" calcext:value-type="string">
            <text:p>c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Filename:</text:p>
          </table:table-cell>
          <table:table-cell table:formula="of:=&quot;DblHung-&quot;&amp;[.B2]&amp;&quot;x&quot;&amp;[.B3]" office:value-type="string" office:string-value="DblHung-60x60" calcext:value-type="string">
            <text:p>DblHung-60x60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CA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00-00-00</text:date>, <text:time style:data-style-name="N2" text:time-value="07:59:42.220402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G S</meta:initial-creator>
    <meta:creation-date>2019-10-02T08:30:26.378132623</meta:creation-date>
    <dc:date>2019-10-04T08:52:42.360468851</dc:date>
    <dc:creator>G S</dc:creator>
    <meta:editing-duration>PT5H9M57S</meta:editing-duration>
    <meta:editing-cycles>33</meta:editing-cycles>
    <meta:generator>LibreOffice/6.3.2.2$Linux_X86_64 LibreOffice_project/98b30e735bda24bc04ab42594c85f7fd8be07b9c</meta:generator>
    <meta:document-statistic meta:table-count="5" meta:cell-count="1418" meta:object-count="0"/>
  </office:meta>
</office:document-meta>
</file>